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FactoryConfiguration.read( String path ,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actoryConfiguration.read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actoryConfiguration.read( URL url , boolean required , Log 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FactoryConfiguration.read( Object source , InputStream inputStream , boolean required , Log lo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ileFactoryConfiguration.read( String path , boolean required , Log lo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FactoryConfiguration.rea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actoryConfiguration.read( URL url ,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actoryConfiguration.FileFactoryConfiguration( Class clazz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actoryConfiguration.findURL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